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SFMono-Regular" svg:font-family="SFMono-Regular, Menlo, Monaco, Consolas, 'Liberation Mono',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style>
    <style:style style:name="P2" style:family="paragraph" style:parent-style-name="Text_20_body" style:list-style-name="L1">
      <style:paragraph-properties fo:margin-left="0in" fo:margin-right="0in" fo:margin-top="0in" fo:margin-bottom="0.3126in" loext:contextual-spacing="false" fo:line-height="190%"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4" style:family="paragraph" style:parent-style-name="Text_20_body" style:list-style-name="L2">
      <style:paragraph-properties fo:margin-top="0in" fo:margin-bottom="0.5209in" loext:contextual-spacing="false" fo:line-height="190%" fo:text-align="start" style:justify-single-word="false" fo:orphans="2" fo:widows="2" fo:padding="0in" fo:border="none"/>
      <style:text-properties fo:font-variant="normal" fo:text-transform="none" fo:color="#212529" style:font-name="Open Sans" fo:font-size="12pt" fo:letter-spacing="normal" fo:font-style="normal" fo:font-weight="normal"/>
    </style:style>
    <style:style style:name="P5" style:family="paragraph" style:parent-style-name="Text_20_body" style:list-style-name="L4">
      <style:paragraph-properties fo:margin-top="0in" fo:margin-bottom="0.5209in" loext:contextual-spacing="false" fo:line-height="190%" fo:text-align="start" style:justify-single-word="false" fo:orphans="2" fo:widows="2" fo:padding="0in" fo:border="none"/>
      <style:text-properties fo:font-variant="normal" fo:text-transform="none" fo:color="#212529" style:font-name="Open Sans" fo:font-size="12pt" fo:letter-spacing="normal" fo:font-style="normal" fo:font-weight="normal"/>
    </style:style>
    <style:style style:name="P6" style:family="paragraph" style:parent-style-name="Text_20_body" style:list-style-name="L3">
      <style:paragraph-properties fo:margin-top="0in" fo:margin-bottom="0.5209in" loext:contextual-spacing="false" fo:line-height="190%" fo:text-align="start" style:justify-single-word="false" fo:orphans="2" fo:widows="2" fo:padding="0in" fo:border="none"/>
    </style:style>
    <style:style style:name="P7" style:family="paragraph" style:parent-style-name="Heading_20_3">
      <style:text-properties fo:font-variant="normal" fo:text-transform="none" fo:color="#4a4a4a" style:font-name="Open Sans" fo:font-size="12pt" fo:letter-spacing="normal" fo:font-style="normal" fo:font-weight="bold"/>
    </style:style>
    <style:style style:name="P8" style:family="paragraph" style:parent-style-name="Heading_20_3">
      <style:paragraph-properties fo:margin-left="0in" fo:margin-right="0in" fo:margin-top="0in" fo:margin-bottom="0.208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bold"/>
    </style:style>
    <style:style style:name="T1" style:family="text">
      <style:text-properties fo:font-variant="normal" fo:text-transform="none" fo:color="#4a4a4a" style:font-name="Open Sans" fo:font-size="12pt" fo:letter-spacing="normal" fo:font-style="normal" fo:font-weight="normal"/>
    </style:style>
    <style:style style:name="T2" style:family="text">
      <style:text-properties fo:font-variant="normal" fo:text-transform="none" fo:color="#4a4a4a" style:font-name="Open Sans" fo:font-size="12pt" fo:letter-spacing="normal" fo:font-style="normal" fo:font-weight="normal" fo:background-color="#f3f3f3" loext:char-shading-value="0"/>
    </style:style>
    <style:style style:name="T3" style:family="text">
      <style:text-properties fo:font-variant="normal" fo:text-transform="none" fo:color="#4a4a4a" style:font-name="Open Sans" fo:font-size="12pt" fo:letter-spacing="normal" fo:font-style="normal" fo:font-weight="bold"/>
    </style:style>
    <style:style style:name="T4" style:family="text">
      <style:text-properties fo:font-variant="normal" fo:text-transform="none" fo:color="#cc9543" style:font-name="Open Sans"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e83e8c" style:font-name="SFMono-Regular" fo:font-size="11.25pt" fo:letter-spacing="normal" fo:font-style="normal" fo:font-weight="normal"/>
    </style:style>
    <style:style style:name="T6" style:family="text">
      <style:text-properties fo:font-variant="normal" fo:text-transform="none" fo:color="#212529" style:font-name="Open Sans"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Introduction</text:h>
      <text:section text:style-name="Sect1" text:name="introduction">
        <text:p text:style-name="P1"><text:span text:style-name="T1">Working and collaborating with other people on a project, whether it be big or small, is an important part of becoming a web developer. Therefore at Odin we encourage you to participate in our online community </text:span><text:a xlink:type="simple" xlink:href="https://gitter.im/TheOdinProject/theodinproject" office:target-frame-name="_blank" xlink:show="new" text:style-name="Internet_20_link" text:visited-style-name="Visited_20_Internet_20_Link"><text:span text:style-name="T4">chat</text:span></text:a><text:span text:style-name="T1"> and </text:span><text:a xlink:type="simple" xlink:href="https://forum.theodinproject.com/" office:target-frame-name="_blank" xlink:show="new" text:style-name="Internet_20_link" text:visited-style-name="Visited_20_Internet_20_Link"><text:span text:style-name="T4">forum</text:span></text:a><text:span text:style-name="T1"> where we can all grow together towards becoming web developers. While you’re at it, why not check out our </text:span><text:a xlink:type="simple" xlink:href="https://www.facebook.com/theodinproject/" office:target-frame-name="_blank" xlink:show="new" text:style-name="Internet_20_link" text:visited-style-name="Visited_20_Internet_20_Link"><text:span text:style-name="T4">Facebook page</text:span></text:a><text:span text:style-name="T1"> and follow us on Twitter </text:span><text:a xlink:type="simple" xlink:href="https://twitter.com/TheOdinProject" office:target-frame-name="_blank" xlink:show="new" text:style-name="Internet_20_link" text:visited-style-name="Visited_20_Internet_20_Link"><text:span text:style-name="T4">@TheOdinProject</text:span></text:a><text:span text:style-name="T1">?</text:span></text:p>
      </text:section>
      <text:section text:style-name="Sect1" text:name="assignment">
        <text:h text:style-name="P8" text:outline-level="3">Assignment</text:h>
        <text:list xml:id="list3558199860" text:style-name="L1">
          <text:list-item>
            <text:p text:style-name="P2"><text:span text:style-name="T2">First create a free GitHub account </text:span><text:a xlink:type="simple" xlink:href="https://github.com/join" office:target-frame-name="_blank" xlink:show="new" text:style-name="Internet_20_link" text:visited-style-name="Visited_20_Internet_20_Link"><text:span text:style-name="T4">here</text:span></text:a><text:span text:style-name="T2">. As you will find out later on, GitHub will become an integral part of your development workflow, so you will be using it for much, much more than just accessing the chat.</text:span></text:p>
          </text:list-item>
          <text:list-item>
            <text:p text:style-name="P2"><text:span text:style-name="T2">Use that fresh GitHub account and sign up for the forums </text:span><text:a xlink:type="simple" xlink:href="https://forum.theodinproject.com/" office:target-frame-name="_blank" xlink:show="new" text:style-name="Internet_20_link" text:visited-style-name="Visited_20_Internet_20_Link"><text:span text:style-name="T4">here</text:span></text:a><text:span text:style-name="T2">. Jump in and introduce yourself in the </text:span><text:a xlink:type="simple" xlink:href="https://forum.theodinproject.com/c/introductions" office:target-frame-name="_blank" xlink:show="new" text:style-name="Internet_20_link" text:visited-style-name="Visited_20_Internet_20_Link"><text:span text:style-name="T4">introductions category</text:span></text:a><text:span text:style-name="T2">. Tell us your story! Where are you from? What made you aspire to become a web developer? What are your hopes and dreams? We encourage you to keep on sharing your thoughts AND your code.</text:span></text:p>
          </text:list-item>
          <text:list-item>
            <text:p text:style-name="P2"><text:span text:style-name="T2">Finally, sign in to the chat with your handy GitHub account </text:span><text:a xlink:type="simple" xlink:href="https://gitter.im/TheOdinProject/theodinproject" office:target-frame-name="_blank" xlink:show="new" text:style-name="Internet_20_link" text:visited-style-name="Visited_20_Internet_20_Link"><text:span text:style-name="T4">here</text:span></text:a><text:span text:style-name="T2">. Pop in and say hello! We’re always glad to welcome a new community member.</text:span></text:p>
          </text:list-item>
        </text:list>
        <text:p text:style-name="P1"><text:span text:style-name="T1">We have chat rooms for every development topic covered by Odin and beyond. You can view all the rooms we currently have </text:span><text:a xlink:type="simple" xlink:href="https://gitter.im/TheOdinProject/home" office:target-frame-name="_blank" xlink:show="new" text:style-name="Internet_20_link" text:visited-style-name="Visited_20_Internet_20_Link"><text:span text:style-name="T4">here</text:span></text:a><text:span text:style-name="T1">.</text:span></text:p>
        <text:p text:style-name="P1"><text:span text:style-name="T1">We also have forum categories for introducing yourself, asking for help, working on Odin, and hanging out. You can view all the categories we have </text:span><text:a xlink:type="simple" xlink:href="https://forum.theodinproject.com/categories" office:target-frame-name="_blank" xlink:show="new" text:style-name="Internet_20_link" text:visited-style-name="Visited_20_Internet_20_Link"><text:span text:style-name="T4">here</text:span></text:a><text:span text:style-name="T1">.</text:span></text:p>
        <text:p text:style-name="P3"><text:soft-page-break/>Read on to find out how to make use of our community.</text:p>
      </text:section>
      <text:section text:style-name="Sect1" text:name="why-having-a-community-is-awesome-for-you">
        <text:h text:style-name="P8" text:outline-level="3">Why having a community is awesome for you</text:h>
        <text:p text:style-name="P3">Web development will be a long and arduous journey; you can make the marathon a lot more fun by pairing up with somebody who is running it at the same pace as you. It is a great way to bounce ideas off each other and motivate one another to the finish line.</text:p>
        <text:p text:style-name="P3">Veterans at The Odin Project love to help fill in knowledge gaps and provide new insights and perspectives on how to improve your code. Helping others that haven’t made it as far as you is a great way to deepen your own understanding and make your learning stick.</text:p>
        <text:p text:style-name="P3">When you run into the desert of despair—where your code doesn’t work or make sense to you anymore—you can find an oasis of knowledge and encouragement amongst our community. We’ve all been there before!</text:p>
        <text:p text:style-name="P3">Remember that project you struggled with tirelessly and that you’re so proud of finishing? You will get to share your work and progress with those who really appreciate how much hard work went into it.</text:p>
      </text:section>
      <text:section text:style-name="Sect1" text:name="why-a-community-is-awesome-for-odin">
        <text:h text:style-name="P8" text:outline-level="3">Why a community is awesome for Odin</text:h>
        <text:p text:style-name="P3">We are working hard to update existing lessons and produce new content, so we would love to hear your feedback on how you are coping with the lessons and projects. We really want you to find the lessons fun, engaging, and informative. At the same time, we would like you to find the projects both doable and challenging. So please let us know!</text:p>
      </text:section>
      <text:section text:style-name="Sect1" text:name="oh-foo-bar">
        <text:h text:style-name="P8" text:outline-level="3"><text:soft-page-break/>Oh foo bar!</text:h>
        <text:p text:style-name="P1"><text:span text:style-name="T1">As most of the projects are designed to push you to your limit, please remember that there is always a community to turn to! You do not need to know how to solve every problem straight away, BUT you do need to have a general idea of where you are going. This becomes really important when asking your questions, because sometimes the problem can be a matter of your </text:span><text:span text:style-name="Strong_20_Emphasis"><text:span text:style-name="T3">approach</text:span></text:span><text:span text:style-name="T1"> and not your coding ability.</text:span></text:p>
        <text:p text:style-name="P1"><text:span text:style-name="T1">If your approach is right and the problem is a tough one, it’s a good time to pause and take a breather. Break the problem down into little pieces and then decide what is really holding you back. We call this technique </text:span><text:a xlink:type="simple" xlink:href="https://en.wikipedia.org/wiki/Rubber_duck_debugging" office:target-frame-name="_blank" xlink:show="new" text:style-name="Internet_20_link" text:visited-style-name="Visited_20_Internet_20_Link"><text:span text:style-name="T4">rubber duck debugging</text:span></text:a><text:span text:style-name="T1">. Who knows, you might have realised the solution already. If a solution still cannot be found, it’s question time.</text:span></text:p>
      </text:section>
      <text:section text:style-name="Sect1" text:name="asking-your-questions">
        <text:h text:style-name="P8" text:outline-level="3">Asking your questions</text:h>
        <text:p text:style-name="P3">A good way to phrase your question is to tell us the context:</text:p>
        <text:list xml:id="list673529017" text:style-name="L2">
          <text:list-item>
            <text:p text:style-name="P4">What do you think the problem is?</text:p>
          </text:list-item>
          <text:list-item>
            <text:p text:style-name="P4">What exactly do you want to happen?</text:p>
          </text:list-item>
          <text:list-item>
            <text:p text:style-name="P4">What is actually happening?</text:p>
          </text:list-item>
          <text:list-item>
            <text:p text:style-name="P4">How did you get there?</text:p>
          </text:list-item>
          <text:list-item>
            <text:p text:style-name="P4">What have you tried so far?</text:p>
          </text:list-item>
        </text:list>
      </text:section>
      <text:section text:style-name="Sect1" text:name="formatting-your-questions">
        <text:h text:style-name="P8" text:outline-level="3"><text:soft-page-break/>Formatting your questions</text:h>
        <text:p text:style-name="P3">Asking your questions in a readable format helps everyone debug them better. Here are some ways to go about that:</text:p>
        <text:p text:style-name="P1"><text:span text:style-name="T1">If you’re having troubles with command-line stuff, make sure you include </text:span><text:span text:style-name="Emphasis"><text:span text:style-name="T1">both your input and the error message</text:span></text:span><text:span text:style-name="T1"> you’re getting.</text:span></text:p>
        <text:p text:style-name="P1"><text:span text:style-name="T1">In the chatroom and forums, code can be displayed differently from normal sentences by using </text:span><text:span text:style-name="Strong_20_Emphasis"><text:span text:style-name="T3">backticks</text:span></text:span><text:span text:style-name="T1"> (``), which can be found above the Tab key on US and UK keyboards, and which are not to be confused with single quotation marks (‘’). If you wrap your code with backticks at </text:span><text:span text:style-name="Strong_20_Emphasis"><text:span text:style-name="T3">both</text:span></text:span><text:span text:style-name="T1">ends of the code, you will get something like this:</text:span></text:p>
        <text:p text:style-name="P3">For single lines of code:</text:p>
        <text:p text:style-name="P1"><text:span text:style-name="Source_20_Text"><text:span text:style-name="T5">#one backtick at both ends</text:span></text:span></text:p>
        <text:p text:style-name="P3">OR</text:p>
        <text:p text:style-name="P3">For multiple lines of code:</text:p>
        <text:p text:style-name="P1"><text:span text:style-name="Source_20_Text"><text:span text:style-name="T5">#three backticks on a separate line ABOVE your code Your Code #three backticks on a separate line BELOW your code</text:span></text:span></text:p>
        <text:p text:style-name="P1"><text:span text:style-name="T1">Show us a </text:span><text:span text:style-name="Strong_20_Emphasis"><text:span text:style-name="T3">screenshot</text:span></text:span><text:span text:style-name="T1"> if you can’t pinpoint the problem. This is especially useful to show the output of commands in the command line. You will need to drag and drop your screenshot image file into the chat box to upload it on Gitter or hit the ‘Upload’ button on a new reply in the forums.</text:span></text:p>
        <text:p text:style-name="P1"><text:soft-page-break/><text:span text:style-name="Strong_20_Emphasis"><text:span text:style-name="T3">Push your code to GitHub!</text:span></text:span><text:span text:style-name="T1"> If the puzzle still can’t be solved, push your project to GitHub so that others can comb through and debug the code. You’ll learn all about GitHub really soon.</text:span></text:p>
      </text:section>
      <text:section text:style-name="Sect1" text:name="some-fun-in-chat">
        <text:h text:style-name="P8" text:outline-level="3">Some fun in chat</text:h>
        <text:list xml:id="list3852772790" text:style-name="L3">
          <text:list-item>
            <text:p text:style-name="P6"><text:span text:style-name="T6">Have fun with giphys: type </text:span><text:span text:style-name="Source_20_Text"><text:span text:style-name="T5">/giphy hi</text:span></text:span><text:span text:style-name="T6"> to say hi to everyone.</text:span></text:p>
          </text:list-item>
          <text:list-item>
            <text:p text:style-name="P6"><text:span text:style-name="T6">Navigate the chatroom better by typing </text:span><text:span text:style-name="Source_20_Text"><text:span text:style-name="T5">/help</text:span></text:span><text:span text:style-name="T6"> for more info.</text:span></text:p>
          </text:list-item>
          <text:list-item>
            <text:p text:style-name="P6"><text:span text:style-name="T6">Show your appreciation to those who have helped you on your journey with </text:span><text:span text:style-name="Source_20_Text"><text:span text:style-name="T5">@odin-bot ++</text:span></text:span><text:span text:style-name="T6">.</text:span></text:p>
          </text:list-item>
          <text:list-item>
            <text:p text:style-name="P6"><text:span text:style-name="T6">Don’t forget about all the </text:span><text:a xlink:type="simple" xlink:href="https://gitter.im/TheOdinProject/home" office:target-frame-name="_blank" xlink:show="new" text:style-name="Internet_20_link" text:visited-style-name="Visited_20_Internet_20_Link"><text:span text:style-name="T4">available rooms</text:span></text:a><text:span text:style-name="T6"> that you can join. They’re categorised by development topic.</text:span></text:p>
          </text:list-item>
        </text:list>
      </text:section>
      <text:section text:style-name="Sect1" text:name="forum-specific-features">
        <text:h text:style-name="P8" text:outline-level="3">Forum-specific features</text:h>
        <text:list xml:id="list3141901649" text:style-name="L4">
          <text:list-item>
            <text:p text:style-name="P5">The forum supports embedded ‘replits.’ These are essentially runnable bits of code. They’re great for sharing code to get help or feedback. You’ll learn more about this later.</text:p>
          </text:list-item>
          <text:list-item>
            <text:p text:style-name="P5">As you spend time in the forums helping others or being helped, your trust level will slowly go up and you’ll unlock more and more functionality.</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SFMono-Regular" svg:font-family="SFMono-Regular, Menlo, Monaco, Consolas, 'Liberation Mono',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41:42.533000000</meta:creation-date>
    <dc:date>2018-11-02T13:42:06.660000000</dc:date>
    <meta:editing-duration>PT26S</meta:editing-duration>
    <meta:editing-cycles>1</meta:editing-cycles>
    <meta:document-statistic meta:table-count="0" meta:image-count="0" meta:object-count="0" meta:page-count="5" meta:paragraph-count="45" meta:word-count="1042" meta:character-count="5681" meta:non-whitespace-character-count="4700"/>
    <meta:generator>LibreOffice/6.1.2.1$Windows_X86_64 LibreOffice_project/65905a128db06ba48db947242809d14d3f9a93fe</meta:generator>
  </office:meta>
</office:document-meta>
</file>